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4216" calcext:value-type="float">
            <text:p>103.0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7264" calcext:value-type="float">
            <text:p>103.0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9456" calcext:value-type="float">
            <text:p>103.0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8976" calcext:value-type="float">
            <text:p>103.0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288" calcext:value-type="float">
            <text:p>103.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4968" calcext:value-type="float">
            <text:p>102.9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764" calcext:value-type="float">
            <text:p>103.0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9352" calcext:value-type="float">
            <text:p>103.0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716" calcext:value-type="float">
            <text:p>103.0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1064" calcext:value-type="float">
            <text:p>103.0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0208" calcext:value-type="float">
            <text:p>103.0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716" calcext:value-type="float">
            <text:p>103.0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8872" calcext:value-type="float">
            <text:p>102.9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4488" calcext:value-type="float">
            <text:p>102.9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3632" calcext:value-type="float">
            <text:p>102.9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096" calcext:value-type="float">
            <text:p>102.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4864" calcext:value-type="float">
            <text:p>102.9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2568" calcext:value-type="float">
            <text:p>102.8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4488" calcext:value-type="float">
            <text:p>102.9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144" calcext:value-type="float">
            <text:p>102.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2672" calcext:value-type="float">
            <text:p>102.9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6096" calcext:value-type="float">
            <text:p>102.8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524" calcext:value-type="float">
            <text:p>102.8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2568" calcext:value-type="float">
            <text:p>102.8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0856" calcext:value-type="float">
            <text:p>102.8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8664" calcext:value-type="float">
            <text:p>102.8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8664" calcext:value-type="float">
            <text:p>102.8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2088" calcext:value-type="float">
            <text:p>102.8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9896" calcext:value-type="float">
            <text:p>102.7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7224" calcext:value-type="float">
            <text:p>102.7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9792" calcext:value-type="float">
            <text:p>102.7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712" calcext:value-type="float">
            <text:p>102.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9688" calcext:value-type="float">
            <text:p>102.6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8832" calcext:value-type="float">
            <text:p>102.6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664" calcext:value-type="float">
            <text:p>102.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2256" calcext:value-type="float">
            <text:p>102.6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948" calcext:value-type="float">
            <text:p>102.5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6808" calcext:value-type="float">
            <text:p>102.4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2424" calcext:value-type="float">
            <text:p>102.4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9752" calcext:value-type="float">
            <text:p>102.4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184" calcext:value-type="float">
            <text:p>102.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5264" calcext:value-type="float">
            <text:p>102.3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8688" calcext:value-type="float">
            <text:p>102.2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992" calcext:value-type="float">
            <text:p>102.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0672" calcext:value-type="float">
            <text:p>102.1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1904" calcext:value-type="float">
            <text:p>102.1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9232" calcext:value-type="float">
            <text:p>102.0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3032" calcext:value-type="float">
            <text:p>101.9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7688" calcext:value-type="float">
            <text:p>101.8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844" calcext:value-type="float">
            <text:p>101.8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748" calcext:value-type="float">
            <text:p>101.7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2616" calcext:value-type="float">
            <text:p>101.7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1656" calcext:value-type="float">
            <text:p>101.6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1552" calcext:value-type="float">
            <text:p>101.5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5832" calcext:value-type="float">
            <text:p>101.5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4016" calcext:value-type="float">
            <text:p>101.4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0864" calcext:value-type="float">
            <text:p>101.4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076" calcext:value-type="float">
            <text:p>101.3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8088" calcext:value-type="float">
            <text:p>101.2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2368" calcext:value-type="float">
            <text:p>101.2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0552" calcext:value-type="float">
            <text:p>101.1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264" calcext:value-type="float">
            <text:p>101.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3872" calcext:value-type="float">
            <text:p>101.0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9008" calcext:value-type="float">
            <text:p>101.0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8152" calcext:value-type="float">
            <text:p>101.0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2976" calcext:value-type="float">
            <text:p>100.7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1536" calcext:value-type="float">
            <text:p>100.6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6192" calcext:value-type="float">
            <text:p>100.5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9032" calcext:value-type="float">
            <text:p>100.4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3792" calcext:value-type="float">
            <text:p>100.4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3208" calcext:value-type="float">
            <text:p>100.3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348" calcext:value-type="float">
            <text:p>100.2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8992" calcext:value-type="float">
            <text:p>100.1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7552" calcext:value-type="float">
            <text:p>100.0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868" calcext:value-type="float">
            <text:p>99.9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5904" calcext:value-type="float">
            <text:p>99.8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6448" calcext:value-type="float">
            <text:p>99.5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7576" calcext:value-type="float">
            <text:p>99.4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9184" calcext:value-type="float">
            <text:p>99.3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6888" calcext:value-type="float">
            <text:p>99.3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8496" calcext:value-type="float">
            <text:p>99.2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8768" calcext:value-type="float">
            <text:p>99.1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8184" calcext:value-type="float">
            <text:p>99.0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9584" calcext:value-type="float">
            <text:p>98.7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4616" calcext:value-type="float">
            <text:p>98.6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9648" calcext:value-type="float">
            <text:p>98.5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468" calcext:value-type="float">
            <text:p>98.4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5808" calcext:value-type="float">
            <text:p>98.2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5664" calcext:value-type="float">
            <text:p>97.8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8128" calcext:value-type="float">
            <text:p>97.7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5832" calcext:value-type="float">
            <text:p>97.7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98" calcext:value-type="float">
            <text:p>97.4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264" calcext:value-type="float">
            <text:p>97.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7296" calcext:value-type="float">
            <text:p>97.2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7192" calcext:value-type="float">
            <text:p>97.1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8216" calcext:value-type="float">
            <text:p>96.9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8864" calcext:value-type="float">
            <text:p>96.8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5712" calcext:value-type="float">
            <text:p>96.7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9784" calcext:value-type="float">
            <text:p>96.5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6632" calcext:value-type="float">
            <text:p>96.4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3856" calcext:value-type="float">
            <text:p>96.3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0704" calcext:value-type="float">
            <text:p>96.3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4504" calcext:value-type="float">
            <text:p>96.2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5632" calcext:value-type="float">
            <text:p>96.1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8096" calcext:value-type="float">
            <text:p>96.0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628" calcext:value-type="float">
            <text:p>95.9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2752" calcext:value-type="float">
            <text:p>95.9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1352" calcext:value-type="float">
            <text:p>96.1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5632" calcext:value-type="float">
            <text:p>96.1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9432" calcext:value-type="float">
            <text:p>96.0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724" calcext:value-type="float">
            <text:p>96.0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9808" calcext:value-type="float">
            <text:p>95.9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676" calcext:value-type="float">
            <text:p>95.9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1144" calcext:value-type="float">
            <text:p>96.0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1144" calcext:value-type="float">
            <text:p>96.0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5632" calcext:value-type="float">
            <text:p>96.1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5256" calcext:value-type="float">
            <text:p>96.1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0704" calcext:value-type="float">
            <text:p>96.3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0496" calcext:value-type="float">
            <text:p>96.1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3544" calcext:value-type="float">
            <text:p>96.1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868" calcext:value-type="float">
            <text:p>96.1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6008" calcext:value-type="float">
            <text:p>96.0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8472" calcext:value-type="float">
            <text:p>95.9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9704" calcext:value-type="float">
            <text:p>95.9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5008" calcext:value-type="float">
            <text:p>95.6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3944" calcext:value-type="float">
            <text:p>95.5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2504" calcext:value-type="float">
            <text:p>95.4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3736" calcext:value-type="float">
            <text:p>95.4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5112" calcext:value-type="float">
            <text:p>95.7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7088" calcext:value-type="float">
            <text:p>97.0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668" calcext:value-type="float">
            <text:p>99.1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4488" calcext:value-type="float">
            <text:p>99.1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4384" calcext:value-type="float">
            <text:p>99.0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6096" calcext:value-type="float">
            <text:p>99.0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0376" calcext:value-type="float">
            <text:p>99.0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4656" calcext:value-type="float">
            <text:p>98.9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1504" calcext:value-type="float">
            <text:p>98.9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7392" calcext:value-type="float">
            <text:p>98.7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2424" calcext:value-type="float">
            <text:p>98.6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4408" calcext:value-type="float">
            <text:p>98.5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0776" calcext:value-type="float">
            <text:p>98.4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9" calcext:value-type="float">
            <text:p>98.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6848" calcext:value-type="float">
            <text:p>98.9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8032" calcext:value-type="float">
            <text:p>100.0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652" calcext:value-type="float">
            <text:p>101.6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0416" calcext:value-type="float">
            <text:p>103.1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956" calcext:value-type="float">
            <text:p>103.1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2608" calcext:value-type="float">
            <text:p>103.1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5656" calcext:value-type="float">
            <text:p>103.1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8704" calcext:value-type="float">
            <text:p>103.1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2608" calcext:value-type="float">
            <text:p>103.1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5176" calcext:value-type="float">
            <text:p>103.1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5176" calcext:value-type="float">
            <text:p>103.1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5176" calcext:value-type="float">
            <text:p>103.1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5176" calcext:value-type="float">
            <text:p>103.1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5176" calcext:value-type="float">
            <text:p>103.1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0792" calcext:value-type="float">
            <text:p>103.1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9456" calcext:value-type="float">
            <text:p>103.0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9936" calcext:value-type="float">
            <text:p>103.1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2984" calcext:value-type="float">
            <text:p>103.1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1272" calcext:value-type="float">
            <text:p>103.1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86" calcext:value-type="float">
            <text:p>103.0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908" calcext:value-type="float">
            <text:p>103.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1648" calcext:value-type="float">
            <text:p>103.1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6888" calcext:value-type="float">
            <text:p>103.1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1648" calcext:value-type="float">
            <text:p>103.1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9936" calcext:value-type="float">
            <text:p>103.1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908" calcext:value-type="float">
            <text:p>103.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3464" calcext:value-type="float">
            <text:p>103.1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0416" calcext:value-type="float">
            <text:p>103.1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6512" calcext:value-type="float">
            <text:p>103.1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1272" calcext:value-type="float">
            <text:p>103.1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6512" calcext:value-type="float">
            <text:p>103.1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6512" calcext:value-type="float">
            <text:p>103.1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7368" calcext:value-type="float">
            <text:p>103.1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8224" calcext:value-type="float">
            <text:p>103.1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2984" calcext:value-type="float">
            <text:p>103.1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6888" calcext:value-type="float">
            <text:p>103.1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6512" calcext:value-type="float">
            <text:p>103.1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8224" calcext:value-type="float">
            <text:p>103.1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6888" calcext:value-type="float">
            <text:p>103.1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2128" calcext:value-type="float">
            <text:p>103.1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7744" calcext:value-type="float">
            <text:p>103.1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1272" calcext:value-type="float">
            <text:p>103.1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8224" calcext:value-type="float">
            <text:p>103.1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4216" calcext:value-type="float">
            <text:p>103.0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6784" calcext:value-type="float">
            <text:p>103.0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0792" calcext:value-type="float">
            <text:p>103.1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9832" calcext:value-type="float">
            <text:p>103.0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7536" calcext:value-type="float">
            <text:p>102.9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956" calcext:value-type="float">
            <text:p>103.1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0896" calcext:value-type="float">
            <text:p>103.1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6992" calcext:value-type="float">
            <text:p>103.1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3464" calcext:value-type="float">
            <text:p>103.1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0416" calcext:value-type="float">
            <text:p>103.1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6992" calcext:value-type="float">
            <text:p>103.1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2608" calcext:value-type="float">
            <text:p>103.1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2984" calcext:value-type="float">
            <text:p>103.1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6992" calcext:value-type="float">
            <text:p>103.1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7952" calcext:value-type="float">
            <text:p>103.2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956" calcext:value-type="float">
            <text:p>103.1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5176" calcext:value-type="float">
            <text:p>103.1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5176" calcext:value-type="float">
            <text:p>103.1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5176" calcext:value-type="float">
            <text:p>103.1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7368" calcext:value-type="float">
            <text:p>103.1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0416" calcext:value-type="float">
            <text:p>103.1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6888" calcext:value-type="float">
            <text:p>103.1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7368" calcext:value-type="float">
            <text:p>103.1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576" calcext:value-type="float">
            <text:p>103.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4904" calcext:value-type="float">
            <text:p>103.2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2336" calcext:value-type="float">
            <text:p>103.2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5384" calcext:value-type="float">
            <text:p>103.2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148" calcext:value-type="float">
            <text:p>103.2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8432" calcext:value-type="float">
            <text:p>103.2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7096" calcext:value-type="float">
            <text:p>103.2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4528" calcext:value-type="float">
            <text:p>103.2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7096" calcext:value-type="float">
            <text:p>103.2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9288" calcext:value-type="float">
            <text:p>103.2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8808" calcext:value-type="float">
            <text:p>103.2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2712" calcext:value-type="float">
            <text:p>103.2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1" calcext:value-type="float">
            <text:p>103.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1" calcext:value-type="float">
            <text:p>103.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6616" calcext:value-type="float">
            <text:p>103.2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9664" calcext:value-type="float">
            <text:p>103.2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8328" calcext:value-type="float">
            <text:p>103.2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4528" calcext:value-type="float">
            <text:p>103.2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7952" calcext:value-type="float">
            <text:p>103.2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9184" calcext:value-type="float">
            <text:p>103.1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7368" calcext:value-type="float">
            <text:p>103.1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9184" calcext:value-type="float">
            <text:p>103.1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576" calcext:value-type="float">
            <text:p>103.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9664" calcext:value-type="float">
            <text:p>103.2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7096" calcext:value-type="float">
            <text:p>103.2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5656" calcext:value-type="float">
            <text:p>103.1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004" calcext:value-type="float">
            <text:p>103.1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908" calcext:value-type="float">
            <text:p>103.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004" calcext:value-type="float">
            <text:p>103.1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1376" calcext:value-type="float">
            <text:p>103.2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6616" calcext:value-type="float">
            <text:p>103.2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8224" calcext:value-type="float">
            <text:p>103.1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5176" calcext:value-type="float">
            <text:p>103.1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8704" calcext:value-type="float">
            <text:p>103.1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9184" calcext:value-type="float">
            <text:p>103.1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7848" calcext:value-type="float">
            <text:p>103.1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2984" calcext:value-type="float">
            <text:p>103.1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2608" calcext:value-type="float">
            <text:p>103.1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2128" calcext:value-type="float">
            <text:p>103.1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2128" calcext:value-type="float">
            <text:p>103.1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7744" calcext:value-type="float">
            <text:p>103.1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7744" calcext:value-type="float">
            <text:p>103.1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86" calcext:value-type="float">
            <text:p>103.0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7744" calcext:value-type="float">
            <text:p>103.1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9456" calcext:value-type="float">
            <text:p>103.0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0792" calcext:value-type="float">
            <text:p>103.1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0312" calcext:value-type="float">
            <text:p>103.0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8976" calcext:value-type="float">
            <text:p>103.0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1168" calcext:value-type="float">
            <text:p>103.0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5928" calcext:value-type="float">
            <text:p>103.0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9832" calcext:value-type="float">
            <text:p>103.0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336" calcext:value-type="float">
            <text:p>103.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0688" calcext:value-type="float">
            <text:p>103.0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4968" calcext:value-type="float">
            <text:p>102.9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9728" calcext:value-type="float">
            <text:p>102.9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1064" calcext:value-type="float">
            <text:p>103.0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3256" calcext:value-type="float">
            <text:p>103.0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8016" calcext:value-type="float">
            <text:p>102.9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5344" calcext:value-type="float">
            <text:p>102.9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192" calcext:value-type="float">
            <text:p>102.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8016" calcext:value-type="float">
            <text:p>102.9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0584" calcext:value-type="float">
            <text:p>102.9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8392" calcext:value-type="float">
            <text:p>102.9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9728" calcext:value-type="float">
            <text:p>102.9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9248" calcext:value-type="float">
            <text:p>102.9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8288" calcext:value-type="float">
            <text:p>102.8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6576" calcext:value-type="float">
            <text:p>102.9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3048" calcext:value-type="float">
            <text:p>102.8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0856" calcext:value-type="float">
            <text:p>102.8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1336" calcext:value-type="float">
            <text:p>102.8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9896" calcext:value-type="float">
            <text:p>102.7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0648" calcext:value-type="float">
            <text:p>102.7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9792" calcext:value-type="float">
            <text:p>102.7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8456" calcext:value-type="float">
            <text:p>102.7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6264" calcext:value-type="float">
            <text:p>102.6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6264" calcext:value-type="float">
            <text:p>102.6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7496" calcext:value-type="float">
            <text:p>102.6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3968" calcext:value-type="float">
            <text:p>102.6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568" calcext:value-type="float">
            <text:p>102.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4344" calcext:value-type="float">
            <text:p>102.5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0816" calcext:value-type="float">
            <text:p>102.5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0336" calcext:value-type="float">
            <text:p>102.5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2048" calcext:value-type="float">
            <text:p>102.4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0712" calcext:value-type="float">
            <text:p>102.4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4032" calcext:value-type="float">
            <text:p>102.3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3112" calcext:value-type="float">
            <text:p>102.6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2152" calcext:value-type="float">
            <text:p>102.5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6056" calcext:value-type="float">
            <text:p>102.5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6432" calcext:value-type="float">
            <text:p>102.5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6328" calcext:value-type="float">
            <text:p>102.4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0128" calcext:value-type="float">
            <text:p>102.3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612" calcext:value-type="float">
            <text:p>102.3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7352" calcext:value-type="float">
            <text:p>102.2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5536" calcext:value-type="float">
            <text:p>102.2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1528" calcext:value-type="float">
            <text:p>102.1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2656" calcext:value-type="float">
            <text:p>102.0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9504" calcext:value-type="float">
            <text:p>101.9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94" calcext:value-type="float">
            <text:p>101.8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7104" calcext:value-type="float">
            <text:p>101.7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3952" calcext:value-type="float">
            <text:p>101.7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7752" calcext:value-type="float">
            <text:p>101.6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412" calcext:value-type="float">
            <text:p>101.5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5248" calcext:value-type="float">
            <text:p>101.4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9904" calcext:value-type="float">
            <text:p>101.3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4456" calcext:value-type="float">
            <text:p>101.1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5584" calcext:value-type="float">
            <text:p>101.0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452" calcext:value-type="float">
            <text:p>100.9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9344" calcext:value-type="float">
            <text:p>100.6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4376" calcext:value-type="float">
            <text:p>100.5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4168" calcext:value-type="float">
            <text:p>100.4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1184" calcext:value-type="float">
            <text:p>100.1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9264" calcext:value-type="float">
            <text:p>100.0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2104" calcext:value-type="float">
            <text:p>99.8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104" calcext:value-type="float">
            <text:p>99.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6928" calcext:value-type="float">
            <text:p>99.6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5864" calcext:value-type="float">
            <text:p>99.4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5552" calcext:value-type="float">
            <text:p>99.2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3632" calcext:value-type="float">
            <text:p>99.1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4384" calcext:value-type="float">
            <text:p>99.0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1504" calcext:value-type="float">
            <text:p>98.9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4448" calcext:value-type="float">
            <text:p>98.8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6912" calcext:value-type="float">
            <text:p>98.7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1088" calcext:value-type="float">
            <text:p>98.6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8312" calcext:value-type="float">
            <text:p>98.5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6392" calcext:value-type="float">
            <text:p>98.3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0568" calcext:value-type="float">
            <text:p>98.2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2824" calcext:value-type="float">
            <text:p>98.0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7504" calcext:value-type="float">
            <text:p>97.3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9112" calcext:value-type="float">
            <text:p>97.2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4624" calcext:value-type="float">
            <text:p>97.1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1848" calcext:value-type="float">
            <text:p>97.0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1264" calcext:value-type="float">
            <text:p>96.9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164" calcext:value-type="float">
            <text:p>96.9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48" calcext:value-type="float">
            <text:p>96.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924" calcext:value-type="float">
            <text:p>96.7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0952" calcext:value-type="float">
            <text:p>96.7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2848" calcext:value-type="float">
            <text:p>97.4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0552" calcext:value-type="float">
            <text:p>97.3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0344" calcext:value-type="float">
            <text:p>97.2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9384" calcext:value-type="float">
            <text:p>97.1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1472" calcext:value-type="float">
            <text:p>97.1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6608" calcext:value-type="float">
            <text:p>97.0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8696" calcext:value-type="float">
            <text:p>97.0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9072" calcext:value-type="float">
            <text:p>96.9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8488" calcext:value-type="float">
            <text:p>96.8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9928" calcext:value-type="float">
            <text:p>96.9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1744" calcext:value-type="float">
            <text:p>97.0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88" calcext:value-type="float">
            <text:p>97.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8904" calcext:value-type="float">
            <text:p>97.1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8904" calcext:value-type="float">
            <text:p>97.1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9864" calcext:value-type="float">
            <text:p>97.2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9864" calcext:value-type="float">
            <text:p>97.2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1328" calcext:value-type="float">
            <text:p>96.7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7424" calcext:value-type="float">
            <text:p>96.7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304" calcext:value-type="float">
            <text:p>96.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5816" calcext:value-type="float">
            <text:p>96.8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2912" calcext:value-type="float">
            <text:p>97.2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7272" calcext:value-type="float">
            <text:p>97.8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3992" calcext:value-type="float">
            <text:p>98.2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2896" calcext:value-type="float">
            <text:p>100.1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3256" calcext:value-type="float">
            <text:p>103.0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1064" calcext:value-type="float">
            <text:p>103.0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5824" calcext:value-type="float">
            <text:p>102.9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0208" calcext:value-type="float">
            <text:p>103.0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0688" calcext:value-type="float">
            <text:p>103.0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9832" calcext:value-type="float">
            <text:p>103.0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6304" calcext:value-type="float">
            <text:p>103.0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192" calcext:value-type="float">
            <text:p>102.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4968" calcext:value-type="float">
            <text:p>102.9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5824" calcext:value-type="float">
            <text:p>102.9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8392" calcext:value-type="float">
            <text:p>102.9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4488" calcext:value-type="float">
            <text:p>102.9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096" calcext:value-type="float">
            <text:p>102.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1336" calcext:value-type="float">
            <text:p>102.8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3048" calcext:value-type="float">
            <text:p>102.8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7808" calcext:value-type="float">
            <text:p>102.8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428" calcext:value-type="float">
            <text:p>102.8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8664" calcext:value-type="float">
            <text:p>102.8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8664" calcext:value-type="float">
            <text:p>102.8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8288" calcext:value-type="float">
            <text:p>102.8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096" calcext:value-type="float">
            <text:p>102.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2672" calcext:value-type="float">
            <text:p>102.9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8288" calcext:value-type="float">
            <text:p>102.8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7808" calcext:value-type="float">
            <text:p>102.8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952" calcext:value-type="float">
            <text:p>102.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1232" calcext:value-type="float">
            <text:p>102.8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2088" calcext:value-type="float">
            <text:p>102.8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856" calcext:value-type="float">
            <text:p>102.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856" calcext:value-type="float">
            <text:p>102.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9896" calcext:value-type="float">
            <text:p>102.7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332" calcext:value-type="float">
            <text:p>102.7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3632" calcext:value-type="float">
            <text:p>102.9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3632" calcext:value-type="float">
            <text:p>102.9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7536" calcext:value-type="float">
            <text:p>102.9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144" calcext:value-type="float">
            <text:p>102.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7432" calcext:value-type="float">
            <text:p>102.8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3048" calcext:value-type="float">
            <text:p>102.8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1712" calcext:value-type="float">
            <text:p>102.8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7328" calcext:value-type="float">
            <text:p>102.8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0376" calcext:value-type="float">
            <text:p>102.8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8184" calcext:value-type="float">
            <text:p>102.8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6848" calcext:value-type="float">
            <text:p>102.7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7224" calcext:value-type="float">
            <text:p>102.7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6744" calcext:value-type="float">
            <text:p>102.7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4072" calcext:value-type="float">
            <text:p>102.6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3592" calcext:value-type="float">
            <text:p>102.6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7872" calcext:value-type="float">
            <text:p>102.6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2632" calcext:value-type="float">
            <text:p>102.5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72" calcext:value-type="float">
            <text:p>102.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852" calcext:value-type="float">
            <text:p>102.4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3552" calcext:value-type="float">
            <text:p>102.3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7352" calcext:value-type="float">
            <text:p>102.2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8104" calcext:value-type="float">
            <text:p>102.1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6288" calcext:value-type="float">
            <text:p>102.1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8856" calcext:value-type="float">
            <text:p>102.0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3992" calcext:value-type="float">
            <text:p>102.0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6456" calcext:value-type="float">
            <text:p>101.9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844" calcext:value-type="float">
            <text:p>101.8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9672" calcext:value-type="float">
            <text:p>101.7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0048" calcext:value-type="float">
            <text:p>101.7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4328" calcext:value-type="float">
            <text:p>101.6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9464" calcext:value-type="float">
            <text:p>101.6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5456" calcext:value-type="float">
            <text:p>101.5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9736" calcext:value-type="float">
            <text:p>101.5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0112" calcext:value-type="float">
            <text:p>101.4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22" calcext:value-type="float">
            <text:p>101.4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0864" calcext:value-type="float">
            <text:p>101.4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6856" calcext:value-type="float">
            <text:p>101.3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8464" calcext:value-type="float">
            <text:p>101.2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5792" calcext:value-type="float">
            <text:p>101.2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9592" calcext:value-type="float">
            <text:p>101.1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0344" calcext:value-type="float">
            <text:p>101.0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4624" calcext:value-type="float">
            <text:p>101.0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452" calcext:value-type="float">
            <text:p>100.9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9552" calcext:value-type="float">
            <text:p>100.8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1056" calcext:value-type="float">
            <text:p>100.6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9616" calcext:value-type="float">
            <text:p>100.5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9888" calcext:value-type="float">
            <text:p>100.4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6736" calcext:value-type="float">
            <text:p>100.3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6256" calcext:value-type="float">
            <text:p>100.3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6632" calcext:value-type="float">
            <text:p>100.3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5672" calcext:value-type="float">
            <text:p>100.2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252" calcext:value-type="float">
            <text:p>100.1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2792" calcext:value-type="float">
            <text:p>100.0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0496" calcext:value-type="float">
            <text:p>99.9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6864" calcext:value-type="float">
            <text:p>99.8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8096" calcext:value-type="float">
            <text:p>99.8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5424" calcext:value-type="float">
            <text:p>99.7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1416" calcext:value-type="float">
            <text:p>99.7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84" calcext:value-type="float">
            <text:p>99.6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1688" calcext:value-type="float">
            <text:p>99.6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3296" calcext:value-type="float">
            <text:p>99.5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196" calcext:value-type="float">
            <text:p>99.5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2336" calcext:value-type="float">
            <text:p>99.4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2712" calcext:value-type="float">
            <text:p>99.4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0896" calcext:value-type="float">
            <text:p>99.3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2128" calcext:value-type="float">
            <text:p>99.3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9352" calcext:value-type="float">
            <text:p>99.2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2776" calcext:value-type="float">
            <text:p>99.1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6784" calcext:value-type="float">
            <text:p>99.2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2296" calcext:value-type="float">
            <text:p>99.1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62" calcext:value-type="float">
            <text:p>99.1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9248" calcext:value-type="float">
            <text:p>99.1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7056" calcext:value-type="float">
            <text:p>99.1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8664" calcext:value-type="float">
            <text:p>99.0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8184" calcext:value-type="float">
            <text:p>99.0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4176" calcext:value-type="float">
            <text:p>98.9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8456" calcext:value-type="float">
            <text:p>98.8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236" calcext:value-type="float">
            <text:p>98.8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3216" calcext:value-type="float">
            <text:p>98.8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4072" calcext:value-type="float">
            <text:p>98.8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3592" calcext:value-type="float">
            <text:p>98.8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6912" calcext:value-type="float">
            <text:p>98.7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6432" calcext:value-type="float">
            <text:p>98.7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2528" calcext:value-type="float">
            <text:p>98.7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1192" calcext:value-type="float">
            <text:p>98.6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5952" calcext:value-type="float">
            <text:p>98.6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0712" calcext:value-type="float">
            <text:p>98.6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376" calcext:value-type="float">
            <text:p>98.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9" calcext:value-type="float">
            <text:p>98.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4616" calcext:value-type="float">
            <text:p>98.6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7184" calcext:value-type="float">
            <text:p>98.6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4616" calcext:value-type="float">
            <text:p>98.6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9856" calcext:value-type="float">
            <text:p>98.6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3384" calcext:value-type="float">
            <text:p>98.7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472" calcext:value-type="float">
            <text:p>98.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5096" calcext:value-type="float">
            <text:p>98.6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7288" calcext:value-type="float">
            <text:p>98.6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4344" calcext:value-type="float">
            <text:p>98.7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3488" calcext:value-type="float">
            <text:p>98.7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2632" calcext:value-type="float">
            <text:p>98.7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7976" calcext:value-type="float">
            <text:p>98.8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8352" calcext:value-type="float">
            <text:p>98.8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4072" calcext:value-type="float">
            <text:p>98.8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3696" calcext:value-type="float">
            <text:p>98.9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2088" calcext:value-type="float">
            <text:p>99.0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4656" calcext:value-type="float">
            <text:p>98.9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3048" calcext:value-type="float">
            <text:p>99.0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0104" calcext:value-type="float">
            <text:p>99.1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9248" calcext:value-type="float">
            <text:p>99.1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5072" calcext:value-type="float">
            <text:p>99.2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7848" calcext:value-type="float">
            <text:p>99.3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1752" calcext:value-type="float">
            <text:p>99.3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7472" calcext:value-type="float">
            <text:p>99.4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6928" calcext:value-type="float">
            <text:p>99.6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3128" calcext:value-type="float">
            <text:p>99.7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4464" calcext:value-type="float">
            <text:p>99.7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3568" calcext:value-type="float">
            <text:p>99.4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1752" calcext:value-type="float">
            <text:p>99.3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0616" calcext:value-type="float">
            <text:p>100.9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8792" calcext:value-type="float">
            <text:p>102.3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2696" calcext:value-type="float">
            <text:p>102.3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4032" calcext:value-type="float">
            <text:p>102.3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756" calcext:value-type="float">
            <text:p>102.3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9272" calcext:value-type="float">
            <text:p>102.3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5264" calcext:value-type="float">
            <text:p>102.3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0024" calcext:value-type="float">
            <text:p>102.3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5744" calcext:value-type="float">
            <text:p>102.3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9168" calcext:value-type="float">
            <text:p>102.3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4784" calcext:value-type="float">
            <text:p>102.2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3824" calcext:value-type="float">
            <text:p>102.2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9816" calcext:value-type="float">
            <text:p>102.1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8584" calcext:value-type="float">
            <text:p>102.2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7728" calcext:value-type="float">
            <text:p>102.2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7248" calcext:value-type="float">
            <text:p>102.1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1152" calcext:value-type="float">
            <text:p>102.1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6016" calcext:value-type="float">
            <text:p>102.2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2968" calcext:value-type="float">
            <text:p>102.2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7248" calcext:value-type="float">
            <text:p>102.1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7248" calcext:value-type="float">
            <text:p>102.1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0296" calcext:value-type="float">
            <text:p>102.1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5912" calcext:value-type="float">
            <text:p>102.1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372" calcext:value-type="float">
            <text:p>102.1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0192" calcext:value-type="float">
            <text:p>102.1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1528" calcext:value-type="float">
            <text:p>102.1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4472" calcext:value-type="float">
            <text:p>102.0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228" calcext:value-type="float">
            <text:p>102.0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752" calcext:value-type="float">
            <text:p>102.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5328" calcext:value-type="float">
            <text:p>102.0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8752" calcext:value-type="float">
            <text:p>102.0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084" calcext:value-type="float">
            <text:p>101.9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084" calcext:value-type="float">
            <text:p>101.9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036" calcext:value-type="float">
            <text:p>101.9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1216" calcext:value-type="float">
            <text:p>101.9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1216" calcext:value-type="float">
            <text:p>101.9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988" calcext:value-type="float">
            <text:p>101.9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6352" calcext:value-type="float">
            <text:p>101.8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6352" calcext:value-type="float">
            <text:p>101.8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9776" calcext:value-type="float">
            <text:p>101.8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4056" calcext:value-type="float">
            <text:p>101.7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8816" calcext:value-type="float">
            <text:p>101.7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4536" calcext:value-type="float">
            <text:p>101.8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5392" calcext:value-type="float">
            <text:p>101.8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4056" calcext:value-type="float">
            <text:p>101.7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3576" calcext:value-type="float">
            <text:p>101.7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8336" calcext:value-type="float">
            <text:p>101.7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3096" calcext:value-type="float">
            <text:p>101.7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4704" calcext:value-type="float">
            <text:p>101.6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5184" calcext:value-type="float">
            <text:p>101.6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652" calcext:value-type="float">
            <text:p>101.6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9568" calcext:value-type="float">
            <text:p>101.6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7752" calcext:value-type="float">
            <text:p>101.6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4224" calcext:value-type="float">
            <text:p>101.6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2512" calcext:value-type="float">
            <text:p>101.6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2032" calcext:value-type="float">
            <text:p>101.6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2888" calcext:value-type="float">
            <text:p>101.5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4704" calcext:value-type="float">
            <text:p>101.6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9736" calcext:value-type="float">
            <text:p>101.5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6688" calcext:value-type="float">
            <text:p>101.5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1072" calcext:value-type="float">
            <text:p>101.5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1448" calcext:value-type="float">
            <text:p>101.5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6208" calcext:value-type="float">
            <text:p>101.4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0112" calcext:value-type="float">
            <text:p>101.4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792" calcext:value-type="float">
            <text:p>101.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7064" calcext:value-type="float">
            <text:p>101.4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0968" calcext:value-type="float">
            <text:p>101.4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0968" calcext:value-type="float">
            <text:p>101.4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316" calcext:value-type="float">
            <text:p>101.4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0112" calcext:value-type="float">
            <text:p>101.4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5728" calcext:value-type="float">
            <text:p>101.4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4392" calcext:value-type="float">
            <text:p>101.4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6104" calcext:value-type="float">
            <text:p>101.4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7816" calcext:value-type="float">
            <text:p>101.3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124" calcext:value-type="float">
            <text:p>101.3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9048" calcext:value-type="float">
            <text:p>101.3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6856" calcext:value-type="float">
            <text:p>101.3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6856" calcext:value-type="float">
            <text:p>101.3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7712" calcext:value-type="float">
            <text:p>101.3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1512" calcext:value-type="float">
            <text:p>101.2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1888" calcext:value-type="float">
            <text:p>101.2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7128" calcext:value-type="float">
            <text:p>101.2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0552" calcext:value-type="float">
            <text:p>101.1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0072" calcext:value-type="float">
            <text:p>101.1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5688" calcext:value-type="float">
            <text:p>101.1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5208" calcext:value-type="float">
            <text:p>101.1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5584" calcext:value-type="float">
            <text:p>101.0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5104" calcext:value-type="float">
            <text:p>101.0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1576" calcext:value-type="float">
            <text:p>101.0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7192" calcext:value-type="float">
            <text:p>100.9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2328" calcext:value-type="float">
            <text:p>100.9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7944" calcext:value-type="float">
            <text:p>100.8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9656" calcext:value-type="float">
            <text:p>100.8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5272" calcext:value-type="float">
            <text:p>100.8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8696" calcext:value-type="float">
            <text:p>100.8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116" calcext:value-type="float">
            <text:p>100.7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8008" calcext:value-type="float">
            <text:p>100.6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7048" calcext:value-type="float">
            <text:p>100.5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0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7048" calcext:value-type="float">
            <text:p>100.5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0368" calcext:value-type="float">
            <text:p>100.4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9032" calcext:value-type="float">
            <text:p>100.4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0264" calcext:value-type="float">
            <text:p>100.4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3688" calcext:value-type="float">
            <text:p>100.3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3584" calcext:value-type="float">
            <text:p>100.3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1768" calcext:value-type="float">
            <text:p>100.2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9952" calcext:value-type="float">
            <text:p>100.1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6424" calcext:value-type="float">
            <text:p>100.1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0704" calcext:value-type="float">
            <text:p>100.1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3648" calcext:value-type="float">
            <text:p>100.0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64" calcext:value-type="float">
            <text:p>99.9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2584" calcext:value-type="float">
            <text:p>99.9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6008" calcext:value-type="float">
            <text:p>99.8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8952" calcext:value-type="float">
            <text:p>99.8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2752" calcext:value-type="float">
            <text:p>99.7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7888" calcext:value-type="float">
            <text:p>99.6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5008" calcext:value-type="float">
            <text:p>99.5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2608" calcext:value-type="float">
            <text:p>99.3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7264" calcext:value-type="float">
            <text:p>99.2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4968" calcext:value-type="float">
            <text:p>99.1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8768" calcext:value-type="float">
            <text:p>99.1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7808" calcext:value-type="float">
            <text:p>99.0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1504" calcext:value-type="float">
            <text:p>98.9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8352" calcext:value-type="float">
            <text:p>98.8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7392" calcext:value-type="float">
            <text:p>98.7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1192" calcext:value-type="float">
            <text:p>98.6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1088" calcext:value-type="float">
            <text:p>98.6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0984" calcext:value-type="float">
            <text:p>98.5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3448" calcext:value-type="float">
            <text:p>98.4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8104" calcext:value-type="float">
            <text:p>98.3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6184" calcext:value-type="float">
            <text:p>98.2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1112" calcext:value-type="float">
            <text:p>98.0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796" calcext:value-type="float">
            <text:p>97.9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4808" calcext:value-type="float">
            <text:p>97.9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3368" calcext:value-type="float">
            <text:p>97.8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2408" calcext:value-type="float">
            <text:p>97.7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6208" calcext:value-type="float">
            <text:p>97.6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0656" calcext:value-type="float">
            <text:p>97.4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7504" calcext:value-type="float">
            <text:p>97.3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9968" calcext:value-type="float">
            <text:p>97.2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548" calcext:value-type="float">
            <text:p>97.1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1264" calcext:value-type="float">
            <text:p>96.9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4" calcext:value-type="float">
            <text:p>96.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5024" calcext:value-type="float">
            <text:p>96.5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3" calcext:value-type="float">
            <text:p>96.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5464" calcext:value-type="float">
            <text:p>96.2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4504" calcext:value-type="float">
            <text:p>96.2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5696" calcext:value-type="float">
            <text:p>95.8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6408" calcext:value-type="float">
            <text:p>91.6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812" calcext:value-type="float">
            <text:p>91.6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1672" calcext:value-type="float">
            <text:p>91.1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2048" calcext:value-type="float">
            <text:p>91.0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008" calcext:value-type="float">
            <text:p>90.3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5208" calcext:value-type="float">
            <text:p>89.6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8112" calcext:value-type="float">
            <text:p>89.2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924" calcext:value-type="float">
            <text:p>89.1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732" calcext:value-type="float">
            <text:p>89.0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4088" calcext:value-type="float">
            <text:p>88.3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0248" calcext:value-type="float">
            <text:p>88.0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1968" calcext:value-type="float">
            <text:p>90.4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7312" calcext:value-type="float">
            <text:p>90.5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8728" calcext:value-type="float">
            <text:p>91.1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2064" calcext:value-type="float">
            <text:p>91.9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484" calcext:value-type="float">
            <text:p>92.0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3816" calcext:value-type="float">
            <text:p>92.2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108" calcext:value-type="float">
            <text:p>92.4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492" calcext:value-type="float">
            <text:p>92.7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1952" calcext:value-type="float">
            <text:p>93.3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0112" calcext:value-type="float">
            <text:p>93.8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6312" calcext:value-type="float">
            <text:p>93.9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5664" calcext:value-type="float">
            <text:p>94.0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56" calcext:value-type="float">
            <text:p>94.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4136" calcext:value-type="float">
            <text:p>94.8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9736" calcext:value-type="float">
            <text:p>97.7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0904" calcext:value-type="float">
            <text:p>97.9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0048" calcext:value-type="float">
            <text:p>97.9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8336" calcext:value-type="float">
            <text:p>97.9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4432" calcext:value-type="float">
            <text:p>97.9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2824" calcext:value-type="float">
            <text:p>98.0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5224" calcext:value-type="float">
            <text:p>98.1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372" calcext:value-type="float">
            <text:p>98.3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66" calcext:value-type="float">
            <text:p>98.5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6224" calcext:value-type="float">
            <text:p>98.5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5848" calcext:value-type="float">
            <text:p>98.6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2424" calcext:value-type="float">
            <text:p>98.6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2424" calcext:value-type="float">
            <text:p>98.6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4616" calcext:value-type="float">
            <text:p>98.6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5952" calcext:value-type="float">
            <text:p>98.6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1568" calcext:value-type="float">
            <text:p>98.6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8896" calcext:value-type="float">
            <text:p>98.6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0232" calcext:value-type="float">
            <text:p>98.6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7936" calcext:value-type="float">
            <text:p>98.5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7456" calcext:value-type="float">
            <text:p>98.5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136" calcext:value-type="float">
            <text:p>98.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4408" calcext:value-type="float">
            <text:p>98.5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4408" calcext:value-type="float">
            <text:p>98.5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612" calcext:value-type="float">
            <text:p>98.4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564" calcext:value-type="float">
            <text:p>98.4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9064" calcext:value-type="float">
            <text:p>98.4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8104" calcext:value-type="float">
            <text:p>98.3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6288" calcext:value-type="float">
            <text:p>98.3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5808" calcext:value-type="float">
            <text:p>98.2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228" calcext:value-type="float">
            <text:p>98.2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3616" calcext:value-type="float">
            <text:p>98.2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5704" calcext:value-type="float">
            <text:p>98.2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9128" calcext:value-type="float">
            <text:p>98.1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9984" calcext:value-type="float">
            <text:p>98.1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2072" calcext:value-type="float">
            <text:p>98.1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3304" calcext:value-type="float">
            <text:p>98.0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5872" calcext:value-type="float">
            <text:p>98.0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7104" calcext:value-type="float">
            <text:p>97.9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3952" calcext:value-type="float">
            <text:p>97.9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0216" calcext:value-type="float">
            <text:p>97.7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7168" calcext:value-type="float">
            <text:p>97.7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4496" calcext:value-type="float">
            <text:p>97.6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124" calcext:value-type="float">
            <text:p>97.5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6376" calcext:value-type="float">
            <text:p>97.4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1992" calcext:value-type="float">
            <text:p>97.4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7608" calcext:value-type="float">
            <text:p>97.4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1032" calcext:value-type="float">
            <text:p>97.4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2264" calcext:value-type="float">
            <text:p>97.3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5688" calcext:value-type="float">
            <text:p>97.3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596" calcext:value-type="float">
            <text:p>97.2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5584" calcext:value-type="float">
            <text:p>97.2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3392" calcext:value-type="float">
            <text:p>97.2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7192" calcext:value-type="float">
            <text:p>97.1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552" calcext:value-type="float">
            <text:p>97.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88" calcext:value-type="float">
            <text:p>97.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1368" calcext:value-type="float">
            <text:p>97.0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6232" calcext:value-type="float">
            <text:p>97.1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0512" calcext:value-type="float">
            <text:p>97.0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0136" calcext:value-type="float">
            <text:p>97.1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452" calcext:value-type="float">
            <text:p>97.1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4416" calcext:value-type="float">
            <text:p>97.0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0616" calcext:value-type="float">
            <text:p>97.1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7568" calcext:value-type="float">
            <text:p>97.1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1472" calcext:value-type="float">
            <text:p>97.1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404" calcext:value-type="float">
            <text:p>97.0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8528" calcext:value-type="float">
            <text:p>97.1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4144" calcext:value-type="float">
            <text:p>97.1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6712" calcext:value-type="float">
            <text:p>97.1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6608" calcext:value-type="float">
            <text:p>97.0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4416" calcext:value-type="float">
            <text:p>97.0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0512" calcext:value-type="float">
            <text:p>97.0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26" calcext:value-type="float">
            <text:p>97.0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1432" calcext:value-type="float">
            <text:p>96.8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0576" calcext:value-type="float">
            <text:p>96.8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6192" calcext:value-type="float">
            <text:p>96.7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78" calcext:value-type="float">
            <text:p>96.6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8552" calcext:value-type="float">
            <text:p>96.6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2832" calcext:value-type="float">
            <text:p>96.5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5024" calcext:value-type="float">
            <text:p>96.5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8824" calcext:value-type="float">
            <text:p>96.5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396" calcext:value-type="float">
            <text:p>96.4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0432" calcext:value-type="float">
            <text:p>96.4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0912" calcext:value-type="float">
            <text:p>96.4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348" calcext:value-type="float">
            <text:p>96.4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8512" calcext:value-type="float">
            <text:p>96.2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9744" calcext:value-type="float">
            <text:p>96.2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7072" calcext:value-type="float">
            <text:p>96.2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2688" calcext:value-type="float">
            <text:p>96.1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1352" calcext:value-type="float">
            <text:p>96.1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6968" calcext:value-type="float">
            <text:p>96.1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0496" calcext:value-type="float">
            <text:p>96.1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0496" calcext:value-type="float">
            <text:p>96.1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3816" calcext:value-type="float">
            <text:p>96.0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248" calcext:value-type="float">
            <text:p>96.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0664" calcext:value-type="float">
            <text:p>95.9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5424" calcext:value-type="float">
            <text:p>95.9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9224" calcext:value-type="float">
            <text:p>95.8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8848" calcext:value-type="float">
            <text:p>95.9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2752" calcext:value-type="float">
            <text:p>95.9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8848" calcext:value-type="float">
            <text:p>95.9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532" calcext:value-type="float">
            <text:p>95.9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4464" calcext:value-type="float">
            <text:p>95.9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7992" calcext:value-type="float">
            <text:p>95.9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8744" calcext:value-type="float">
            <text:p>95.8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7888" calcext:value-type="float">
            <text:p>95.8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9224" calcext:value-type="float">
            <text:p>95.8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7888" calcext:value-type="float">
            <text:p>95.8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1416" calcext:value-type="float">
            <text:p>95.9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3504" calcext:value-type="float">
            <text:p>95.8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7408" calcext:value-type="float">
            <text:p>95.8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1312" calcext:value-type="float">
            <text:p>95.8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6448" calcext:value-type="float">
            <text:p>95.7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6824" calcext:value-type="float">
            <text:p>95.7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244" calcext:value-type="float">
            <text:p>95.7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6824" calcext:value-type="float">
            <text:p>95.7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8912" calcext:value-type="float">
            <text:p>95.6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1" calcext:value-type="float">
            <text:p>95.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576" calcext:value-type="float">
            <text:p>95.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7848" calcext:value-type="float">
            <text:p>95.5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3464" calcext:value-type="float">
            <text:p>95.5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86" calcext:value-type="float">
            <text:p>95.4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6032" calcext:value-type="float">
            <text:p>95.5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336" calcext:value-type="float">
            <text:p>95.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1544" calcext:value-type="float">
            <text:p>95.4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6304" calcext:value-type="float">
            <text:p>95.3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1064" calcext:value-type="float">
            <text:p>95.3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8392" calcext:value-type="float">
            <text:p>95.3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8392" calcext:value-type="float">
            <text:p>95.3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5344" calcext:value-type="float">
            <text:p>95.3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7912" calcext:value-type="float">
            <text:p>95.3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1608" calcext:value-type="float">
            <text:p>95.1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0272" calcext:value-type="float">
            <text:p>95.1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6744" calcext:value-type="float">
            <text:p>95.1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4928" calcext:value-type="float">
            <text:p>95.0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8728" calcext:value-type="float">
            <text:p>94.9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0816" calcext:value-type="float">
            <text:p>94.9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1192" calcext:value-type="float">
            <text:p>94.8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9" calcext:value-type="float">
            <text:p>94.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1568" calcext:value-type="float">
            <text:p>94.8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1464" calcext:value-type="float">
            <text:p>94.7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2216" calcext:value-type="float">
            <text:p>94.6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2112" calcext:value-type="float">
            <text:p>94.6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2656" calcext:value-type="float">
            <text:p>94.4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2552" calcext:value-type="float">
            <text:p>94.3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1592" calcext:value-type="float">
            <text:p>94.2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0048" calcext:value-type="float">
            <text:p>94.1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4704" calcext:value-type="float">
            <text:p>94.0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3264" calcext:value-type="float">
            <text:p>93.9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4016" calcext:value-type="float">
            <text:p>93.8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0384" calcext:value-type="float">
            <text:p>93.7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1616" calcext:value-type="float">
            <text:p>93.7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932" calcext:value-type="float">
            <text:p>93.6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9216" calcext:value-type="float">
            <text:p>93.5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1304" calcext:value-type="float">
            <text:p>93.4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1576" calcext:value-type="float">
            <text:p>93.3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8696" calcext:value-type="float">
            <text:p>93.1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9448" calcext:value-type="float">
            <text:p>93.1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7632" calcext:value-type="float">
            <text:p>93.0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2768" calcext:value-type="float">
            <text:p>93.0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876" calcext:value-type="float">
            <text:p>92.9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1704" calcext:value-type="float">
            <text:p>92.8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7592" calcext:value-type="float">
            <text:p>92.7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3584" calcext:value-type="float">
            <text:p>92.6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4816" calcext:value-type="float">
            <text:p>92.6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824" calcext:value-type="float">
            <text:p>92.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6904" calcext:value-type="float">
            <text:p>92.5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1184" calcext:value-type="float">
            <text:p>92.5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156" calcext:value-type="float">
            <text:p>92.4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4128" calcext:value-type="float">
            <text:p>92.4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8888" calcext:value-type="float">
            <text:p>92.4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6112" calcext:value-type="float">
            <text:p>92.3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2104" calcext:value-type="float">
            <text:p>92.2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6112" calcext:value-type="float">
            <text:p>92.3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7176" calcext:value-type="float">
            <text:p>92.4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108" calcext:value-type="float">
            <text:p>92.4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8888" calcext:value-type="float">
            <text:p>92.4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632" calcext:value-type="float">
            <text:p>92.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8888" calcext:value-type="float">
            <text:p>92.4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536" calcext:value-type="float">
            <text:p>92.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8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536" calcext:value-type="float">
            <text:p>92.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0976" calcext:value-type="float">
            <text:p>92.3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9184" calcext:value-type="float">
            <text:p>87.9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0552" calcext:value-type="float">
            <text:p>85.9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4776" calcext:value-type="float">
            <text:p>84.6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9968" calcext:value-type="float">
            <text:p>85.8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0328" calcext:value-type="float">
            <text:p>84.9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3336" calcext:value-type="float">
            <text:p>84.6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" calcext:value-type="float">
            <text:p>83.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6832" calcext:value-type="float">
            <text:p>82.8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2928" calcext:value-type="float">
            <text:p>82.8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5768" calcext:value-type="float">
            <text:p>82.7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1408" calcext:value-type="float">
            <text:p>82.1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9216" calcext:value-type="float">
            <text:p>82.1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296" calcext:value-type="float">
            <text:p>80.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6928" calcext:value-type="float">
            <text:p>80.5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0896" calcext:value-type="float">
            <text:p>80.3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8224" calcext:value-type="float">
            <text:p>80.2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5696" calcext:value-type="float">
            <text:p>80.6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3256" calcext:value-type="float">
            <text:p>80.1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7912" calcext:value-type="float">
            <text:p>80.0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9144" calcext:value-type="float">
            <text:p>80.0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5936" calcext:value-type="float">
            <text:p>78.7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0072" calcext:value-type="float">
            <text:p>78.3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1496" calcext:value-type="float">
            <text:p>77.5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3312" calcext:value-type="float">
            <text:p>77.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228" calcext:value-type="float">
            <text:p>75.3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412" calcext:value-type="float">
            <text:p>74.8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6208" calcext:value-type="float">
            <text:p>74.8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8776" calcext:value-type="float">
            <text:p>74.7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8296" calcext:value-type="float">
            <text:p>74.7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5144" calcext:value-type="float">
            <text:p>74.6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4352" calcext:value-type="float">
            <text:p>74.4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4624" calcext:value-type="float">
            <text:p>74.3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1472" calcext:value-type="float">
            <text:p>74.2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1096" calcext:value-type="float">
            <text:p>74.3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7152" calcext:value-type="float">
            <text:p>73.9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5128" calcext:value-type="float">
            <text:p>73.7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7704" calcext:value-type="float">
            <text:p>72.3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224" calcext:value-type="float">
            <text:p>71.5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7792" calcext:value-type="float">
            <text:p>71.4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5496" calcext:value-type="float">
            <text:p>71.4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6248" calcext:value-type="float">
            <text:p>71.3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9296" calcext:value-type="float">
            <text:p>71.3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7688" calcext:value-type="float">
            <text:p>71.4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1656" calcext:value-type="float">
            <text:p>71.1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028" calcext:value-type="float">
            <text:p>70.8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4584" calcext:value-type="float">
            <text:p>70.2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6672" calcext:value-type="float">
            <text:p>70.1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328" calcext:value-type="float">
            <text:p>68.9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9456" calcext:value-type="float">
            <text:p>68.7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1272" calcext:value-type="float">
            <text:p>68.8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956" calcext:value-type="float">
            <text:p>68.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5384" calcext:value-type="float">
            <text:p>68.9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9392" calcext:value-type="float">
            <text:p>69.0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2192" calcext:value-type="float">
            <text:p>68.5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0336" calcext:value-type="float">
            <text:p>68.2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9376" calcext:value-type="float">
            <text:p>68.1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7664" calcext:value-type="float">
            <text:p>68.1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7544" calcext:value-type="float">
            <text:p>67.2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3264" calcext:value-type="float">
            <text:p>67.2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7984" calcext:value-type="float">
            <text:p>66.9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4792" calcext:value-type="float">
            <text:p>66.5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6776" calcext:value-type="float">
            <text:p>66.4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7656" calcext:value-type="float">
            <text:p>65.8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2648" calcext:value-type="float">
            <text:p>65.3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9496" calcext:value-type="float">
            <text:p>65.3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1584" calcext:value-type="float">
            <text:p>65.2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1752" calcext:value-type="float">
            <text:p>65.0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2608" calcext:value-type="float">
            <text:p>65.0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2608" calcext:value-type="float">
            <text:p>65.0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7744" calcext:value-type="float">
            <text:p>65.0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2504" calcext:value-type="float">
            <text:p>64.9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3464" calcext:value-type="float">
            <text:p>65.0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7432" calcext:value-type="float">
            <text:p>64.7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8184" calcext:value-type="float">
            <text:p>64.7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9688" calcext:value-type="float">
            <text:p>64.5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7496" calcext:value-type="float">
            <text:p>64.5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2592" calcext:value-type="float">
            <text:p>64.1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1256" calcext:value-type="float">
            <text:p>64.1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3992" calcext:value-type="float">
            <text:p>63.9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904" calcext:value-type="float">
            <text:p>64.0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8752" calcext:value-type="float">
            <text:p>63.9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904" calcext:value-type="float">
            <text:p>64.0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2344" calcext:value-type="float">
            <text:p>63.7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0152" calcext:value-type="float">
            <text:p>63.7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8984" calcext:value-type="float">
            <text:p>63.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8504" calcext:value-type="float">
            <text:p>63.4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508" calcext:value-type="float">
            <text:p>63.5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1176" calcext:value-type="float">
            <text:p>63.5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8128" calcext:value-type="float">
            <text:p>63.5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9672" calcext:value-type="float">
            <text:p>63.6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4328" calcext:value-type="float">
            <text:p>63.5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7752" calcext:value-type="float">
            <text:p>63.5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5144" calcext:value-type="float">
            <text:p>63.2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6208" calcext:value-type="float">
            <text:p>63.3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0488" calcext:value-type="float">
            <text:p>63.3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28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6416" calcext:value-type="float">
            <text:p>63.5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0488" calcext:value-type="float">
            <text:p>63.3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0384" calcext:value-type="float">
            <text:p>63.2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0512" calcext:value-type="float">
            <text:p>62.7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6048" calcext:value-type="float">
            <text:p>62.1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5424" calcext:value-type="float">
            <text:p>61.6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1208" calcext:value-type="float">
            <text:p>61.4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06" calcext:value-type="float">
            <text:p>65.7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7032" calcext:value-type="float">
            <text:p>65.4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7744" calcext:value-type="float">
            <text:p>65.0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3632" calcext:value-type="float">
            <text:p>64.8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3408" calcext:value-type="float">
            <text:p>63.8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5648" calcext:value-type="float">
            <text:p>66.5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4104" calcext:value-type="float">
            <text:p>66.3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3376" calcext:value-type="float">
            <text:p>65.8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9368" calcext:value-type="float">
            <text:p>65.8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6864" calcext:value-type="float">
            <text:p>65.5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7304" calcext:value-type="float">
            <text:p>65.2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9768" calcext:value-type="float">
            <text:p>65.1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0496" calcext:value-type="float">
            <text:p>65.6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6424" calcext:value-type="float">
            <text:p>65.8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5048" calcext:value-type="float">
            <text:p>65.5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5944" calcext:value-type="float">
            <text:p>65.8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5944" calcext:value-type="float">
            <text:p>65.8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9536" calcext:value-type="float">
            <text:p>65.6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192" calcext:value-type="float">
            <text:p>65.5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0832" calcext:value-type="float">
            <text:p>65.3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8744" calcext:value-type="float">
            <text:p>65.3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4088" calcext:value-type="float">
            <text:p>65.4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6448" calcext:value-type="float">
            <text:p>65.3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2984" calcext:value-type="float">
            <text:p>65.0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4112" calcext:value-type="float">
            <text:p>64.9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14" calcext:value-type="float">
            <text:p>64.5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9" calcext:value-type="float">
            <text:p>64.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9168" calcext:value-type="float">
            <text:p>64.2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4576" calcext:value-type="float">
            <text:p>64.0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4992" calcext:value-type="float">
            <text:p>64.3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3144" calcext:value-type="float">
            <text:p>66.3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2904" calcext:value-type="float">
            <text:p>64.3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1488" calcext:value-type="float">
            <text:p>63.7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7224" calcext:value-type="float">
            <text:p>64.6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1344" calcext:value-type="float">
            <text:p>70.9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3408" calcext:value-type="float">
            <text:p>71.4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7128" calcext:value-type="float">
            <text:p>70.7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836" calcext:value-type="float">
            <text:p>82.1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9264" calcext:value-type="float">
            <text:p>84.7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948" calcext:value-type="float">
            <text:p>83.4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0296" calcext:value-type="float">
            <text:p>83.1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9608" calcext:value-type="float">
            <text:p>82.9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1872" calcext:value-type="float">
            <text:p>81.2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6008" calcext:value-type="float">
            <text:p>80.8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484" calcext:value-type="float">
            <text:p>80.6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9144" calcext:value-type="float">
            <text:p>80.0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1136" calcext:value-type="float">
            <text:p>78.4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7008" calcext:value-type="float">
            <text:p>77.4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10-29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7752" calcext:value-type="float">
            <text:p>74.9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0656" calcext:value-type="float">
            <text:p>74.5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5376" calcext:value-type="float">
            <text:p>74.2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6352" calcext:value-type="float">
            <text:p>71.3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6104" calcext:value-type="float">
            <text:p>67.1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784" calcext:value-type="float">
            <text:p>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9872" calcext:value-type="float">
            <text:p>65.2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0088" calcext:value-type="float">
            <text:p>63.9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7208" calcext:value-type="float">
            <text:p>63.7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5168" calcext:value-type="float">
            <text:p>62.6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3272" calcext:value-type="float">
            <text:p>61.9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952" calcext:value-type="float">
            <text:p>62.8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6592" calcext:value-type="float">
            <text:p>65.6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084" calcext:value-type="float">
            <text:p>63.8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2312" calcext:value-type="float">
            <text:p>61.9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10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904" calcext:value-type="float">
            <text:p>55.2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8696" calcext:value-type="float">
            <text:p>51.2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2448" calcext:value-type="float">
            <text:p>48.5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12-2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8032" calcext:value-type="float">
            <text:p>81.0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5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9944" calcext:value-type="float">
            <text:p>74.9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0744" calcext:value-type="float">
            <text:p>73.7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1136" calcext:value-type="float">
            <text:p>74.6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0656" calcext:value-type="float">
            <text:p>74.5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076" calcext:value-type="float">
            <text:p>74.6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3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4248" calcext:value-type="float">
            <text:p>74.3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3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9856" calcext:value-type="float">
            <text:p>71.9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1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2136" calcext:value-type="float">
            <text:p>71.1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7464" calcext:value-type="float">
            <text:p>66.5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9416" calcext:value-type="float">
            <text:p>68.4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10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6488" calcext:value-type="float">
            <text:p>65.6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10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9648" calcext:value-type="float">
            <text:p>64.2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1008" calcext:value-type="float">
            <text:p>63.6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9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8376" calcext:value-type="float">
            <text:p>63.9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7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1808" calcext:value-type="float">
            <text:p>58.6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6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5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2672" calcext:value-type="float">
            <text:p>53.3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6912" calcext:value-type="float">
            <text:p>53.0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3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864" calcext:value-type="float">
            <text:p>52.2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1968" calcext:value-type="float">
            <text:p>52.3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4976" calcext:value-type="float">
            <text:p>52.0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224" calcext:value-type="float">
            <text:p>52.0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7-01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7496" calcext:value-type="float">
            <text:p>53.1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10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9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9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7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6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6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6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5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4272" calcext:value-type="float">
            <text:p>62.3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6864" calcext:value-type="float">
            <text:p>61.7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4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0952" calcext:value-type="float">
            <text:p>66.2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3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3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9032" calcext:value-type="float">
            <text:p>66.1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0744" calcext:value-type="float">
            <text:p>66.1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9536" calcext:value-type="float">
            <text:p>65.6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3792" calcext:value-type="float">
            <text:p>66.1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7464" calcext:value-type="float">
            <text:p>66.5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0136" calcext:value-type="float">
            <text:p>66.6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7096" calcext:value-type="float">
            <text:p>65.1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3312" calcext:value-type="float">
            <text:p>66.1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9136" calcext:value-type="float">
            <text:p>70.0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4552" calcext:value-type="float">
            <text:p>68.4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0048" calcext:value-type="float">
            <text:p>78.8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2176" calcext:value-type="float">
            <text:p>75.3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4664" calcext:value-type="float">
            <text:p>74.6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9168" calcext:value-type="float">
            <text:p>71.8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8792" calcext:value-type="float">
            <text:p>71.8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0528" calcext:value-type="float">
            <text:p>71.2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6832" calcext:value-type="float">
            <text:p>71.4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8128" calcext:value-type="float">
            <text:p>71.1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4768" calcext:value-type="float">
            <text:p>70.9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5416" calcext:value-type="float">
            <text:p>70.7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8088" calcext:value-type="float">
            <text:p>70.8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5872" calcext:value-type="float">
            <text:p>71.3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2552" calcext:value-type="float">
            <text:p>71.4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7616" calcext:value-type="float">
            <text:p>92.1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5176" calcext:value-type="float">
            <text:p>95.5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7296" calcext:value-type="float">
            <text:p>97.2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3136" calcext:value-type="float">
            <text:p>98.2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2424" calcext:value-type="float">
            <text:p>98.6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5344" calcext:value-type="float">
            <text:p>99.1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2984" calcext:value-type="float">
            <text:p>99.3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4528" calcext:value-type="float">
            <text:p>99.4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8368" calcext:value-type="float">
            <text:p>99.7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0664" calcext:value-type="float">
            <text:p>99.8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8952" calcext:value-type="float">
            <text:p>99.8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7928" calcext:value-type="float">
            <text:p>100.0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5192" calcext:value-type="float">
            <text:p>100.2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6736" calcext:value-type="float">
            <text:p>100.3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876" calcext:value-type="float">
            <text:p>100.5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732" calcext:value-type="float">
            <text:p>100.4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4024" calcext:value-type="float">
            <text:p>100.0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3632" calcext:value-type="float">
            <text:p>102.9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8872" calcext:value-type="float">
            <text:p>102.9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9248" calcext:value-type="float">
            <text:p>102.9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5344" calcext:value-type="float">
            <text:p>102.9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1336" calcext:value-type="float">
            <text:p>102.8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428" calcext:value-type="float">
            <text:p>102.8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1608" calcext:value-type="float">
            <text:p>102.7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332" calcext:value-type="float">
            <text:p>102.7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5888" calcext:value-type="float">
            <text:p>102.7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1984" calcext:value-type="float">
            <text:p>102.7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2736" calcext:value-type="float">
            <text:p>102.6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6536" calcext:value-type="float">
            <text:p>102.5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5136" calcext:value-type="float">
            <text:p>102.8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904" calcext:value-type="float">
            <text:p>102.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3424" calcext:value-type="float">
            <text:p>102.8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7808" calcext:value-type="float">
            <text:p>102.8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1232" calcext:value-type="float">
            <text:p>102.8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6848" calcext:value-type="float">
            <text:p>102.7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9312" calcext:value-type="float">
            <text:p>102.6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4928" calcext:value-type="float">
            <text:p>102.6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664" calcext:value-type="float">
            <text:p>102.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9208" calcext:value-type="float">
            <text:p>102.6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9104" calcext:value-type="float">
            <text:p>102.5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3384" calcext:value-type="float">
            <text:p>102.5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424" calcext:value-type="float">
            <text:p>102.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0504" calcext:value-type="float">
            <text:p>102.3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9168" calcext:value-type="float">
            <text:p>102.3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4784" calcext:value-type="float">
            <text:p>102.2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6872" calcext:value-type="float">
            <text:p>102.2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4952" calcext:value-type="float">
            <text:p>102.1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7264" calcext:value-type="float">
            <text:p>103.0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4952" calcext:value-type="float">
            <text:p>102.1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6968" calcext:value-type="float">
            <text:p>99.9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2192" calcext:value-type="float">
            <text:p>99.0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1904" calcext:value-type="float">
            <text:p>98.2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8368" calcext:value-type="float">
            <text:p>99.7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7864" calcext:value-type="float">
            <text:p>100.2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7304" calcext:value-type="float">
            <text:p>91.9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2336" calcext:value-type="float">
            <text:p>88.0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2296" calcext:value-type="float">
            <text:p>95.3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4592" calcext:value-type="float">
            <text:p>99.2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364" calcext:value-type="float">
            <text:p>101.5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7544" calcext:value-type="float">
            <text:p>101.5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7232" calcext:value-type="float">
            <text:p>101.2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7024" calcext:value-type="float">
            <text:p>101.1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1848" calcext:value-type="float">
            <text:p>100.8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6672" calcext:value-type="float">
            <text:p>100.6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4168" calcext:value-type="float">
            <text:p>100.4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4232" calcext:value-type="float">
            <text:p>100.1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2312" calcext:value-type="float">
            <text:p>100.0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6656" calcext:value-type="float">
            <text:p>99.7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244" calcext:value-type="float">
            <text:p>99.5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8496" calcext:value-type="float">
            <text:p>99.2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0656" calcext:value-type="float">
            <text:p>97.4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6128" calcext:value-type="float">
            <text:p>97.0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0432" calcext:value-type="float">
            <text:p>96.4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2584" calcext:value-type="float">
            <text:p>96.1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7888" calcext:value-type="float">
            <text:p>95.8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0896" calcext:value-type="float">
            <text:p>95.5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6032" calcext:value-type="float">
            <text:p>95.5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2128" calcext:value-type="float">
            <text:p>95.5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6448" calcext:value-type="float">
            <text:p>95.7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2624" calcext:value-type="float">
            <text:p>96.4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6048" calcext:value-type="float">
            <text:p>96.3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348" calcext:value-type="float">
            <text:p>96.4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2184" calcext:value-type="float">
            <text:p>96.7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14" calcext:value-type="float">
            <text:p>98.8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4448" calcext:value-type="float">
            <text:p>98.8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0168" calcext:value-type="float">
            <text:p>98.8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4448" calcext:value-type="float">
            <text:p>98.8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5808" calcext:value-type="float">
            <text:p>94.4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1216" calcext:value-type="float">
            <text:p>94.3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3848" calcext:value-type="float">
            <text:p>94.0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5728" calcext:value-type="float">
            <text:p>93.8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1784" calcext:value-type="float">
            <text:p>93.5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7672" calcext:value-type="float">
            <text:p>93.3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4104" calcext:value-type="float">
            <text:p>93.0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0704" calcext:value-type="float">
            <text:p>92.5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296" calcext:value-type="float">
            <text:p>92.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7888" calcext:value-type="float">
            <text:p>92.0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3296" calcext:value-type="float">
            <text:p>91.9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956" calcext:value-type="float">
            <text:p>91.7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3632" calcext:value-type="float">
            <text:p>91.5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612" calcext:value-type="float">
            <text:p>90.8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0744" calcext:value-type="float">
            <text:p>89.0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1624" calcext:value-type="float">
            <text:p>88.4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9328" calcext:value-type="float">
            <text:p>88.3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712" calcext:value-type="float">
            <text:p>87.9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6648" calcext:value-type="float">
            <text:p>89.7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5168" calcext:value-type="float">
            <text:p>93.1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1704" calcext:value-type="float">
            <text:p>92.8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8928" calcext:value-type="float">
            <text:p>92.7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6424" calcext:value-type="float">
            <text:p>92.5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2328" calcext:value-type="float">
            <text:p>89.4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3936" calcext:value-type="float">
            <text:p>89.4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5128" calcext:value-type="float">
            <text:p>89.0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6008" calcext:value-type="float">
            <text:p>88.4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168" calcext:value-type="float">
            <text:p>88.5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0016" calcext:value-type="float">
            <text:p>88.5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556" calcext:value-type="float">
            <text:p>86.3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0384" calcext:value-type="float">
            <text:p>82.3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5944" calcext:value-type="float">
            <text:p>81.0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716" calcext:value-type="float">
            <text:p>80.1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2056" calcext:value-type="float">
            <text:p>74.3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8256" calcext:value-type="float">
            <text:p>74.4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3816" calcext:value-type="float">
            <text:p>73.2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2904" calcext:value-type="float">
            <text:p>72.0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0112" calcext:value-type="float">
            <text:p>71.0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8688" calcext:value-type="float">
            <text:p>71.7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1384" calcext:value-type="float">
            <text:p>71.2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2216" calcext:value-type="float">
            <text:p>75.6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284" calcext:value-type="float">
            <text:p>79.8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3904" calcext:value-type="float">
            <text:p>80.0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0552" calcext:value-type="float">
            <text:p>78.3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9192" calcext:value-type="float">
            <text:p>75.0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1136" calcext:value-type="float">
            <text:p>78.4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4168" calcext:value-type="float">
            <text:p>77.5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6568" calcext:value-type="float">
            <text:p>70.0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6488" calcext:value-type="float">
            <text:p>69.4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6968" calcext:value-type="float">
            <text:p>69.4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0648" calcext:value-type="float">
            <text:p>68.4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5096" calcext:value-type="float">
            <text:p>68.2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3888" calcext:value-type="float">
            <text:p>67.6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0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0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0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0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0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7112</text:p>
          </table:table-cell>
          <table:table-cell office:value-type="string" calcext:value-type="string">
            <text:p>Helotes Quad</text:p>
          </table:table-cell>
          <table:table-cell office:value-type="string" calcext:value-type="string">
            <text:p>200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960" meta:object-count="0"/>
    <meta:user-defined meta:name="AppVersion">3.0</meta:user-defined>
  </office:meta>
</office:document-meta>
</file>